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hakra Petch Medium" svg:font-family="'Chakra Petch Medium'"/>
    <style:font-face style:name="Chakra Petch SemiBold" svg:font-family="'Chakra Petch SemiBold'"/>
    <style:font-face style:name="DM Sans" svg:font-family="'DM Sans'"/>
    <style:font-face style:name="DM Sans Medium" svg:font-family="'DM Sa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SECTION_5f_HEAD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SECTION_5f_HEADER-subtitle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SECTION_5f_HEADER-subtitle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_5f_AND_5f_TWO_5f_COLUMNS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ONLY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_5f_ONLY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ONLY-subtitle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5" style:family="presentation" style:parent-style-name="TITLE_5f_AND_5f_TWO_5f_COLUMNS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TWO_5f_COLUMNS_5f_1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7" style:family="presentation" style:parent-style-name="TITLE_5f_AND_5f_TWO_5f_COLUMNS_5f_1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8" style:family="presentation" style:parent-style-name="TITLE_5f_AND_5f_TWO_5f_COLUMNS_5f_1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TWO_5f_COLUMNS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1" style:family="presentation" style:parent-style-name="TITLE_5f_ONLY_5f_1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2" style:family="presentation" style:parent-style-name="TITLE_5f_ONLY_5f_1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3" style:family="presentation" style:parent-style-name="TITLE_5f_ONL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ONL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TITLE_5f_ONLY_5f_1-subtitle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6" style:family="presentation" style:parent-style-name="TITLE_5f_ONLY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TWO_5f_COLUMNS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8" style:family="presentation" style:parent-style-name="TITLE_5f_AND_5f_TWO_5f_COLUMNS_5f_1_5f_1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9" style:family="presentation" style:parent-style-name="TITLE_5f_AND_5f_TWO_5f_COLUMNS_5f_1_5f_1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0" style:family="presentation" style:parent-style-name="TITLE_5f_AND_5f_TWO_5f_COLUMNS_5f_1_5f_1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TWO_5f_COLUMNS_5f_1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2" style:family="presentation" style:parent-style-name="TITLE_5f_AND_5f_TWO_5f_COLUMNS_5f_1_5f_1-outline1" style:list-style-name="L19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TWO_5f_COLUMNS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ONLY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5" style:family="presentation" style:parent-style-name="TITLE_5f_ONLY_5f_1_5f_1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6" style:family="presentation" style:parent-style-name="TITLE_5f_ONLY_5f_1_5f_1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7" style:family="presentation" style:parent-style-name="TITLE_5f_ONLY_5f_1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TITLE_5f_ONLY_5f_1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9" style:family="presentation" style:parent-style-name="TITLE_5f_ONLY_5f_1_5f_1-subtitle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0" style:family="presentation" style:parent-style-name="TITLE_5f_ONLY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2" style:family="presentation" style:parent-style-name="TITLE_5f_AND_5f_BODY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3" style:family="presentation" style:parent-style-name="TITLE_5f_AND_5f_BODY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ONE_5f_COLUMN_5f_TEXT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7" style:family="presentation" style:parent-style-name="ONE_5f_COLUMN_5f_TEXT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8" style:family="presentation" style:parent-style-name="ONE_5f_COLUMN_5f_TEXT_5f_1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9" style:family="presentation" style:parent-style-name="ONE_5f_COLUMN_5f_TEXT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0" style:family="presentation" style:parent-style-name="ONE_5f_COLUMN_5f_TEXT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2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3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4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6" style:family="presentation" style:parent-style-name="TITLE_5f_AND_5f_BODY-subtitle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9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9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80%" fo:text-align="start" fo:text-indent="-1.07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ddddd8" style:text-line-through-style="none" style:text-line-through-type="none" style:text-position="0% 100%" style:font-name="Chakra Petch SemiBold" fo:font-size="10pt" fo:letter-spacing="normal" fo:font-style="normal" style:text-underline-style="none" fo:font-weight="normal" style:font-name-asian="Chakra Petch SemiBold" style:font-size-asian="10pt" style:font-style-asian="normal" style:font-weight-asian="normal" style:font-name-complex="Chakra Petch SemiBold" style:font-size-complex="10pt" style:font-style-complex="normal" style:font-weight-complex="normal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80%" fo:text-align="start" fo:text-indent="-1.07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31212" style:text-line-through-style="none" style:text-line-through-type="none" style:text-position="0% 100%" style:font-name="Chakra Petch SemiBold" fo:font-size="10pt" fo:letter-spacing="normal" fo:font-style="normal" style:text-underline-style="none" fo:font-weight="normal" style:font-name-asian="Chakra Petch SemiBold" style:font-size-asian="10pt" style:font-style-asian="normal" style:font-weight-asian="normal" style:font-name-complex="Chakra Petch SemiBold" style:font-size-complex="10pt" style:font-style-complex="normal" style:font-weight-complex="normal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line-height="80%" fo:text-align="start" fo:text-indent="-1.07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31212" style:text-line-through-style="none" style:text-line-through-type="none" style:text-position="0% 100%" style:font-name="Chakra Petch SemiBold" fo:font-size="15pt" fo:letter-spacing="normal" fo:font-style="normal" style:text-underline-style="none" fo:font-weight="normal" style:font-name-asian="Chakra Petch SemiBold" style:font-size-asian="15pt" style:font-style-asian="normal" style:font-weight-asian="normal" style:font-name-complex="Chakra Petch SemiBold" style:font-size-complex="15pt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DM Sans" fo:font-size="20pt" fo:letter-spacing="normal" fo:font-style="normal" style:text-underline-style="none" fo:font-weight="normal" style:font-name-asian="DM Sans" style:font-size-asian="20pt" style:font-style-asian="normal" style:font-weight-asian="normal" style:font-name-complex="DM Sans" style:font-size-complex="20pt" style:font-style-complex="normal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105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31212" style:text-line-through-style="none" style:text-line-through-type="none" style:text-position="0% 100%" style:font-name="Chakra Petch SemiBold" fo:font-size="90pt" fo:letter-spacing="normal" fo:font-style="normal" style:text-underline-style="none" fo:font-weight="normal" style:font-name-asian="Chakra Petch SemiBold" style:font-size-asian="90pt" style:font-style-asian="normal" style:font-weight-asian="normal" style:font-name-complex="Chakra Petch SemiBold" style:font-size-complex="90pt" style:font-style-complex="normal" style:font-weight-complex="normal"/>
    </style:style>
    <style:style style:name="T2" style:family="text">
      <style:text-properties fo:font-variant="normal" fo:text-transform="none" fo:color="#631212" style:text-line-through-style="none" style:text-line-through-type="none" style:text-position="0% 100%" style:font-name="DM Sans Medium" fo:font-size="30pt" fo:letter-spacing="normal" fo:font-style="normal" style:text-underline-style="none" fo:font-weight="normal" style:font-name-asian="DM Sans Medium" style:font-size-asian="30pt" style:font-style-asian="normal" style:font-weight-asian="normal" style:font-name-complex="DM Sans Medium" style:font-size-complex="30pt" style:font-style-complex="normal" style:font-weight-complex="normal"/>
    </style:style>
    <style:style style:name="T3" style:family="text">
      <style:text-properties fo:font-variant="normal" fo:text-transform="none" fo:color="#631212" style:text-line-through-style="none" style:text-line-through-type="none" style:text-position="0% 100%" style:font-name="DM Sans" fo:font-size="13pt" fo:letter-spacing="normal" fo:font-style="normal" style:text-underline-style="none" fo:font-weight="normal" style:font-name-asian="DM Sans" style:font-size-asian="13pt" style:font-style-asian="normal" style:font-weight-asian="normal" style:font-name-complex="DM Sans" style:font-size-complex="13pt" style:font-style-complex="normal" style:font-weight-complex="normal"/>
    </style:style>
    <style:style style:name="T4" style:family="text">
      <style:text-properties fo:font-variant="normal" fo:text-transform="none" fo:color="#ffa38f" style:text-line-through-style="none" style:text-line-through-type="none" style:text-position="0% 100%" style:font-name="Chakra Petch Medium" fo:font-size="50pt" fo:letter-spacing="normal" fo:font-style="normal" style:text-underline-style="none" fo:font-weight="normal" style:font-name-asian="Chakra Petch Medium" style:font-size-asian="50pt" style:font-style-asian="normal" style:font-weight-asian="normal" style:font-name-complex="Chakra Petch Medium" style:font-size-complex="5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DM Sans" fo:font-size="20pt" fo:letter-spacing="normal" fo:font-style="normal" style:text-underline-style="none" fo:font-weight="normal" style:font-name-asian="DM Sans" style:font-size-asian="20pt" style:font-style-asian="normal" style:font-weight-asian="normal" style:font-name-complex="DM Sans" style:font-size-complex="20pt" style:font-style-complex="normal" style:font-weight-complex="normal"/>
    </style:style>
    <style:style style:name="T6" style:family="text">
      <style:text-properties fo:font-variant="normal" fo:text-transform="none" fo:color="#631212" style:text-line-through-style="none" style:text-line-through-type="none" style:text-position="0% 100%" style:font-name="Chakra Petch SemiBold" fo:font-size="10pt" fo:letter-spacing="normal" fo:font-style="normal" style:text-underline-style="none" fo:font-weight="normal" style:font-name-asian="Chakra Petch SemiBold" style:font-size-asian="10pt" style:font-style-asian="normal" style:font-weight-asian="normal" style:font-name-complex="Chakra Petch SemiBold" style:font-size-complex="10pt" style:font-style-complex="normal" style:font-weight-complex="normal"/>
    </style:style>
    <style:style style:name="T7" style:family="text">
      <style:text-properties fo:font-variant="normal" fo:text-transform="none" fo:color="#ddddd8" style:text-line-through-style="none" style:text-line-through-type="none" style:text-position="0% 100%" style:font-name="Chakra Petch SemiBold" fo:font-size="10pt" fo:letter-spacing="normal" fo:font-style="normal" style:text-underline-style="none" fo:font-weight="normal" style:font-name-asian="Chakra Petch SemiBold" style:font-size-asian="10pt" style:font-style-asian="normal" style:font-weight-asian="normal" style:font-name-complex="Chakra Petch SemiBold" style:font-size-complex="10pt" style:font-style-complex="normal" style:font-weight-complex="normal"/>
    </style:style>
    <style:style style:name="T8" style:family="text">
      <style:text-properties fo:font-variant="normal" fo:text-transform="none" fo:color="#ffa38f" style:text-line-through-style="none" style:text-line-through-type="none" style:text-position="0% 100%" style:font-name="Chakra Petch SemiBold" fo:font-size="15pt" fo:letter-spacing="normal" fo:font-style="normal" style:text-underline-style="none" fo:font-weight="normal" style:font-name-asian="Chakra Petch SemiBold" style:font-size-asian="15pt" style:font-style-asian="normal" style:font-weight-asian="normal" style:font-name-complex="Chakra Petch SemiBold" style:font-size-complex="15pt" style:font-style-complex="normal" style:font-weight-complex="normal"/>
    </style:style>
    <style:style style:name="T9" style:family="text">
      <style:text-properties fo:font-variant="normal" fo:text-transform="none" fo:color="#631212" style:text-line-through-style="none" style:text-line-through-type="none" style:text-position="0% 100%" style:font-name="Chakra Petch Medium" fo:font-size="50pt" fo:letter-spacing="normal" fo:font-style="normal" style:text-underline-style="none" fo:font-weight="normal" style:font-name-asian="Chakra Petch Medium" style:font-size-asian="50pt" style:font-style-asian="normal" style:font-weight-asian="normal" style:font-name-complex="Chakra Petch Medium" style:font-size-complex="50pt" style:font-style-complex="normal" style:font-weight-complex="normal"/>
    </style:style>
    <style:style style:name="T10" style:family="text">
      <style:text-properties fo:font-variant="normal" fo:text-transform="none" fo:color="#631212" style:text-line-through-style="none" style:text-line-through-type="none" style:text-position="0% 100%" style:font-name="DM Sans" fo:font-size="20pt" fo:letter-spacing="normal" fo:font-style="normal" style:text-underline-style="none" fo:font-weight="normal" style:font-name-asian="DM Sans" style:font-size-asian="20pt" style:font-style-asian="normal" style:font-weight-asian="normal" style:font-name-complex="DM Sans" style:font-size-complex="20pt" style:font-style-complex="normal" style:font-weight-complex="normal"/>
    </style:style>
    <style:style style:name="T11" style:family="text">
      <style:text-properties fo:font-variant="normal" fo:text-transform="none" fo:color="#ffa38f" style:text-line-through-style="none" style:text-line-through-type="none" style:text-position="0% 100%" style:font-name="Chakra Petch Medium" fo:font-size="43pt" fo:letter-spacing="normal" fo:font-style="normal" style:text-underline-style="none" fo:font-weight="normal" style:font-name-asian="Chakra Petch Medium" style:font-size-asian="43pt" style:font-style-asian="normal" style:font-weight-asian="normal" style:font-name-complex="Chakra Petch Medium" style:font-size-complex="43pt" style:font-style-complex="normal" style:font-weight-complex="normal"/>
    </style:style>
    <style:style style:name="T12" style:family="text">
      <style:text-properties fo:font-variant="normal" fo:text-transform="none" fo:color="#631212" style:text-line-through-style="none" style:text-line-through-type="none" style:text-position="0% 100%" style:font-name="Chakra Petch SemiBold" fo:font-size="50pt" fo:letter-spacing="normal" fo:font-style="normal" style:text-underline-style="none" fo:font-weight="normal" style:font-name-asian="Chakra Petch SemiBold" style:font-size-asian="50pt" style:font-style-asian="normal" style:font-weight-asian="normal" style:font-name-complex="Chakra Petch SemiBold" style:font-size-complex="50pt" style:font-style-complex="normal" style:font-weight-complex="normal"/>
    </style:style>
    <style:style style:name="T13" style:family="text">
      <style:text-properties fo:font-variant="normal" fo:text-transform="none" fo:color="#631212" style:text-line-through-style="none" style:text-line-through-type="none" style:text-position="0% 100%" style:font-name="Chakra Petch SemiBold" fo:font-size="50pt" fo:letter-spacing="normal" fo:font-style="normal" style:text-underline-style="solid" style:text-underline-width="auto" style:text-underline-color="font-color" fo:font-weight="normal" style:font-name-asian="Chakra Petch SemiBold" style:font-size-asian="50pt" style:font-style-asian="normal" style:font-weight-asian="normal" style:font-name-complex="Chakra Petch SemiBold" style:font-size-complex="5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hakra Petch Medium" fo:font-size="50pt" fo:letter-spacing="normal" fo:font-style="normal" style:text-underline-style="none" fo:font-weight="normal" style:font-name-asian="Chakra Petch Medium" style:font-size-asian="50pt" style:font-style-asian="normal" style:font-weight-asian="normal" style:font-name-complex="Chakra Petch Medium" style:font-size-complex="50pt" style:font-style-complex="normal" style:font-weight-complex="normal"/>
    </style:style>
    <style:style style:name="T15" style:family="text">
      <style:text-properties fo:font-variant="normal" fo:text-transform="none" fo:color="#631212" style:text-line-through-style="none" style:text-line-through-type="none" style:text-position="0% 100%" style:font-name="Chakra Petch SemiBold" fo:font-size="105pt" fo:letter-spacing="normal" fo:font-style="normal" style:text-underline-style="none" fo:font-weight="normal" style:font-name-asian="Chakra Petch SemiBold" style:font-size-asian="105pt" style:font-style-asian="normal" style:font-weight-asian="normal" style:font-name-complex="Chakra Petch SemiBold" style:font-size-complex="10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312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312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a38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83cm" text:min-label-width="0.987cm"/>
        <style:text-properties fo:color="#ddddd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312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312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312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a38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ffa38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dddd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6312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6312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style:font-name="DM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55;p36" presentation:style-name="pr1" draw:text-style-name="P2" draw:layer="layout" svg:width="17.391cm" svg:height="9.397cm" svg:x="4.904cm" svg:y="1.01cm" presentation:class="title" presentation:user-transformed="true">
          <draw:text-box>
            <text:p text:style-name="P1"><text:span text:style-name="T1">IT Classroom Rules</text:span></text:p>
          </draw:text-box>
        </draw:frame>
        <draw:frame draw:name="Google Shape;356;p36" presentation:style-name="pr2" draw:text-style-name="P4" draw:layer="layout" svg:width="15.595cm" svg:height="1.371cm" svg:x="4.904cm" svg:y="11.494cm" presentation:class="subtitle" presentation:user-transformed="true">
          <draw:text-box>
            <text:p text:style-name="P3"><text:span text:style-name="T2">03.03.2025</text:span></text:p>
          </draw:text-box>
        </draw:frame>
        <draw:frame draw:name="Google Shape;357;p36" presentation:style-name="pr3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352;g33be08069c0_0_0:notes" draw:style-name="gr1" draw:layer="layout" svg:width="16.932cm" svg:height="9.524cm" svg:x="1.059cm" svg:y="1.905cm" draw:page-number="1" presentation:class="page"/>
          <draw:frame draw:name="Google Shape;353;g33be08069c0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 the beginning of every class" draw:style-name="dp1" draw:master-page-name="SECTION_5f_HEADER">
        <draw:frame draw:name="Google Shape;362;p37" presentation:style-name="pr5" draw:text-style-name="P8" draw:layer="layout" svg:width="19.125cm" svg:height="2.26cm" svg:x="3.133cm" svg:y="4.698cm" presentation:class="title" presentation:user-transformed="true">
          <draw:text-box>
            <text:p text:style-name="P1"><text:span text:style-name="T4">At the beginning of every class</text:span></text:p>
          </draw:text-box>
        </draw:frame>
        <draw:frame draw:name="Google Shape;363;p37" presentation:style-name="pr6" draw:text-style-name="P10" draw:layer="layout" svg:width="19.125cm" svg:height="2.666cm" svg:x="3.133cm" svg:y="6.921cm" presentation:class="outline" presentation:user-transformed="true">
          <draw:text-box>
            <text:list text:style-name="L5">
              <text:list-item>
                <text:p text:style-name="P9"><text:span text:style-name="T5">Check your workstation. If your workstation is not ready to go when you get to class let me know.</text:span></text:p>
              </text:list-item>
              <text:list-item>
                <text:p text:style-name="P9"><text:span text:style-name="T5">Login</text:span></text:p>
              </text:list-item>
              <text:list-item>
                <text:p text:style-name="P9"><text:span text:style-name="T5">Check your email</text:span></text:p>
              </text:list-item>
              <text:list-item>
                <text:p text:style-name="P9"><text:span text:style-name="T5">Check google classroom for new assignments</text:span></text:p>
              </text:list-item>
            </text:list>
          </draw:text-box>
        </draw:frame>
        <draw:frame draw:name="Google Shape;364;p37" presentation:style-name="pr7" draw:text-style-name="P11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365;p37" presentation:style-name="pr8" draw:text-style-name="P11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366;p37" presentation:style-name="pr9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359;g33be08069c0_0_6:notes" draw:style-name="gr1" draw:layer="layout" svg:width="16.932cm" svg:height="9.524cm" svg:x="1.059cm" svg:y="1.905cm" draw:page-number="2" presentation:class="page"/>
          <draw:frame draw:name="Google Shape;360;g33be08069c0_0_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 courteous of others" draw:style-name="dp1" draw:master-page-name="TITLE_5f_AND_5f_TWO_5f_COLUMNS" presentation:presentation-page-layout-name="AL2T3">
        <draw:frame draw:name="Google Shape;371;p38" presentation:style-name="pr11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372;p38" presentation:style-name="pr12" draw:text-style-name="P13" draw:layer="layout" svg:width="6.019cm" svg:height="0.888cm" svg:x="1.227cm" svg:y="1.01cm" presentation:class="subtitle" presentation:user-transformed="true">
          <draw:text-box>
            <text:p text:style-name="P1"><text:span text:style-name="T7">IT Classroom Rules</text:span></text:p>
          </draw:text-box>
        </draw:frame>
        <draw:frame draw:name="Google Shape;373;p38" presentation:style-name="pr13" draw:text-style-name="P11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374;p38" presentation:style-name="pr14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4">Be courteous of others</text:span></text:p>
          </draw:text-box>
        </draw:frame>
        <draw:frame draw:name="Google Shape;375;p38" presentation:style-name="pr15" draw:text-style-name="P10" draw:layer="layout" svg:width="21.233cm" svg:height="1.705cm" svg:x="2.841cm" svg:y="4.703cm" presentation:class="outline" presentation:user-transformed="true">
          <draw:text-box>
            <text:p text:style-name="P3"><text:span text:style-name="T5">Speak in quiet voices</text:span></text:p>
          </draw:text-box>
        </draw:frame>
        <draw:frame draw:name="Google Shape;376;p38" presentation:style-name="pr15" draw:text-style-name="P10" draw:layer="layout" svg:width="21.233cm" svg:height="1.705cm" svg:x="2.841cm" svg:y="6.409cm" presentation:class="outline" presentation:user-transformed="true">
          <draw:text-box>
            <text:p text:style-name="P3"><text:span text:style-name="T5">Others may be doing work in class even if you are finished</text:span></text:p>
          </draw:text-box>
        </draw:frame>
        <draw:frame draw:name="Google Shape;377;p38" presentation:style-name="pr15" draw:text-style-name="P10" draw:layer="layout" svg:width="21.233cm" svg:height="1.705cm" svg:x="2.841cm" svg:y="8.115cm" presentation:class="outline" presentation:user-transformed="true">
          <draw:text-box>
            <text:p text:style-name="P3"><text:span text:style-name="T5">No loud videos playing on phones or computers</text:span></text:p>
          </draw:text-box>
        </draw:frame>
        <draw:frame draw:name="Google Shape;378;p38" presentation:style-name="pr15" draw:text-style-name="P10" draw:layer="layout" svg:width="21.233cm" svg:height="1.705cm" svg:x="2.841cm" svg:y="9.82cm" presentation:class="outline" presentation:user-transformed="true">
          <draw:text-box>
            <text:p text:style-name="P3"><text:span text:style-name="T5">Use appropriate language for class</text:span></text:p>
          </draw:text-box>
        </draw:frame>
        <draw:frame draw:name="Google Shape;379;p38" presentation:style-name="pr15" draw:text-style-name="P10" draw:layer="layout" svg:width="21.233cm" svg:height="1.705cm" svg:x="2.841cm" svg:y="11.526cm" presentation:class="outline" presentation:user-transformed="true">
          <draw:text-box>
            <text:p text:style-name="P3"><text:span text:style-name="T5">Be careful of offensive pictures and videos displayed on computers</text:span></text:p>
            <text:p text:style-name="P3"><text:span text:style-name="T5">Or phones in class</text:span></text:p>
          </draw:text-box>
        </draw:frame>
        <draw:custom-shape draw:name="Google Shape;380;p38" draw:style-name="gr2" draw:text-style-name="P14" draw:layer="layout" svg:width="1.654cm" svg:height="0.919cm" svg:x="1.044cm" svg:y="4.961cm">
          <text:p text:style-name="P1"><text:span text:style-name="T8">0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8" draw:style-name="gr2" draw:text-style-name="P14" draw:layer="layout" svg:width="1.654cm" svg:height="0.919cm" svg:x="1.044cm" svg:y="6.667cm">
          <text:p text:style-name="P1"><text:span text:style-name="T8">0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38" draw:style-name="gr2" draw:text-style-name="P14" draw:layer="layout" svg:width="1.654cm" svg:height="0.919cm" svg:x="1.044cm" svg:y="8.372cm">
          <text:p text:style-name="P1"><text:span text:style-name="T8">0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38" draw:style-name="gr2" draw:text-style-name="P14" draw:layer="layout" svg:width="1.654cm" svg:height="0.919cm" svg:x="1.044cm" svg:y="10.078cm">
          <text:p text:style-name="P1"><text:span text:style-name="T8">04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38" draw:style-name="gr2" draw:text-style-name="P14" draw:layer="layout" svg:width="1.654cm" svg:height="0.919cm" svg:x="1.044cm" svg:y="11.784cm">
          <text:p text:style-name="P1"><text:span text:style-name="T8">0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8;g33be08069c0_0_21:notes" draw:style-name="gr1" draw:layer="layout" svg:width="16.932cm" svg:height="9.524cm" svg:x="1.059cm" svg:y="1.905cm" draw:page-number="3" presentation:class="page"/>
          <draw:frame draw:name="Google Shape;369;g33be08069c0_0_21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ep your work area clean" draw:style-name="dp1" draw:master-page-name="TITLE_5f_ONLY" presentation:presentation-page-layout-name="AL3T19">
        <draw:frame draw:name="Google Shape;389;p39" presentation:style-name="pr17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390;p39" presentation:style-name="pr18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9">Keep your work area clean</text:span></text:p>
          </draw:text-box>
        </draw:frame>
        <draw:frame draw:name="Google Shape;391;p39" presentation:style-name="pr19" draw:text-style-name="P15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392;p39" presentation:style-name="pr20" draw:text-style-name="P15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393;p39" presentation:style-name="pr21" draw:text-style-name="P10" draw:layer="layout" svg:width="22.75cm" svg:height="1.371cm" svg:x="1.33cm" svg:y="6.663cm" presentation:class="outline" presentation:user-transformed="true">
          <draw:text-box>
            <text:p text:style-name="P1"><text:span text:style-name="T10">Do not leave trash, food, paper, pencils, pens, or anything else at your station. I am not responsible for any items left in the classroom.</text:span></text:p>
            <text:p text:style-name="P1"><text:span text:style-name="T10"/></text:p>
            <text:p text:style-name="P1"><text:span text:style-name="T10">The station you are using is a shared space and should be ready for the next person when you depart.</text:span></text:p>
            <text:p text:style-name="P1"><text:span text:style-name="T10"/></text:p>
          </draw:text-box>
        </draw:frame>
        <draw:frame draw:name="Google Shape;394;p39" presentation:style-name="pr22" draw:text-style-name="P16" draw:layer="layout" svg:width="6.019cm" svg:height="0.913cm" svg:x="1.33cm" svg:y="4.961cm" presentation:class="subtitle" presentation:placeholder="true" presentation:user-transformed="true">
          <draw:text-box/>
        </draw:frame>
        <presentation:notes draw:style-name="dp2">
          <draw:page-thumbnail draw:name="Google Shape;386;g33be08069c0_0_38:notes" draw:style-name="gr1" draw:layer="layout" svg:width="16.932cm" svg:height="9.524cm" svg:x="1.059cm" svg:y="1.905cm" draw:page-number="4" presentation:class="page"/>
          <draw:frame draw:name="Google Shape;387;g33be08069c0_0_38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 for personal use." draw:style-name="dp1" draw:master-page-name="TITLE_5f_AND_5f_TWO_5f_COLUMNS_5f_1">
        <draw:frame draw:name="Google Shape;399;p40" presentation:style-name="pr24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400;p40" presentation:style-name="pr25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4">Not for personal use.</text:span></text:p>
          </draw:text-box>
        </draw:frame>
        <draw:frame draw:name="Google Shape;401;p40" presentation:style-name="pr26" draw:text-style-name="P11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402;p40" presentation:style-name="pr27" draw:text-style-name="P11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403;p40" presentation:style-name="pr28" draw:text-style-name="P10" draw:layer="layout" svg:width="14.072cm" svg:height="1.705cm" svg:x="10.002cm" svg:y="4.703cm" presentation:class="outline" presentation:user-transformed="true">
          <draw:text-box>
            <text:p text:style-name="P3"><text:span text:style-name="T5">Using personal accounts</text:span></text:p>
          </draw:text-box>
        </draw:frame>
        <draw:frame draw:name="Google Shape;404;p40" presentation:style-name="pr28" draw:text-style-name="P10" draw:layer="layout" svg:width="14.072cm" svg:height="1.705cm" svg:x="10.002cm" svg:y="8.115cm" presentation:class="outline" presentation:user-transformed="true">
          <draw:text-box>
            <text:p text:style-name="P3"><text:span text:style-name="T5">Using dangerous, inappropriate websites</text:span></text:p>
          </draw:text-box>
        </draw:frame>
        <draw:frame draw:name="Google Shape;405;p40" presentation:style-name="pr28" draw:text-style-name="P10" draw:layer="layout" svg:width="14.072cm" svg:height="1.705cm" svg:x="10.002cm" svg:y="6.409cm" presentation:class="outline" presentation:user-transformed="true">
          <draw:text-box>
            <text:p text:style-name="P3"><text:span text:style-name="T5">Installing or using unapproved software</text:span></text:p>
          </draw:text-box>
        </draw:frame>
        <draw:frame draw:name="Google Shape;406;p40" presentation:style-name="pr28" draw:text-style-name="P10" draw:layer="layout" svg:width="14.072cm" svg:height="1.705cm" svg:x="10.002cm" svg:y="9.82cm" presentation:class="outline" presentation:user-transformed="true">
          <draw:text-box>
            <text:p text:style-name="P3"><text:span text:style-name="T5">If you are unsure, ASK!</text:span></text:p>
          </draw:text-box>
        </draw:frame>
        <draw:g draw:name="Google Shape;407;p40">
          <draw:custom-shape draw:name="Google Shape;408;p40" draw:style-name="gr2" draw:text-style-name="P14" draw:layer="layout" svg:width="1.246cm" svg:height="0.919cm" svg:x="8.718cm" svg:y="4.961cm">
            <text:p text:style-name="P1"><text:span text:style-name="T8">01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9;p40" draw:style-name="gr2" draw:text-style-name="P14" draw:layer="layout" svg:width="1.354cm" svg:height="0.919cm" svg:x="8.718cm" svg:y="6.667cm">
            <text:p text:style-name="P1"><text:span text:style-name="T8">02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0;p40" draw:style-name="gr2" draw:text-style-name="P14" draw:layer="layout" svg:width="1.354cm" svg:height="0.919cm" svg:x="8.718cm" svg:y="8.372cm">
            <text:p text:style-name="P1"><text:span text:style-name="T8">03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1;p40" draw:style-name="gr2" draw:text-style-name="P14" draw:layer="layout" svg:width="1.354cm" svg:height="0.919cm" svg:x="8.718cm" svg:y="10.078cm">
            <text:p text:style-name="P1"><text:span text:style-name="T8">04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2;p40" draw:style-name="gr2" draw:text-style-name="P14" draw:layer="layout" svg:width="1.354cm" svg:height="0.919cm" svg:x="8.718cm" svg:y="11.784cm">
            <text:p text:style-name="P1"><text:span text:style-name="T8">05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3;p40" draw:style-name="gr3" draw:text-style-name="P14" draw:layer="layout" svg:width="14.072cm" svg:height="1.356cm" svg:x="10.087cm" svg:y="11.526cm">
          <text:p text:style-name="P3"><text:span text:style-name="T5">Connecting personal devic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6;g33be08069c0_0_47:notes" draw:style-name="gr1" draw:layer="layout" svg:width="16.932cm" svg:height="9.524cm" svg:x="1.059cm" svg:y="1.905cm" draw:page-number="5" presentation:class="page"/>
          <draw:frame draw:name="Google Shape;397;g33be08069c0_0_47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tation Monitoring" draw:style-name="dp1" draw:master-page-name="TITLE_5f_ONLY_5f_1">
        <draw:frame draw:name="Google Shape;418;p41" presentation:style-name="pr30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419;p41" presentation:style-name="pr31" draw:text-style-name="P15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420;p41" presentation:style-name="pr32" draw:text-style-name="P15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421;p41" presentation:style-name="pr33" draw:text-style-name="P10" draw:layer="layout" svg:width="15.076cm" svg:height="1.371cm" svg:x="9.006cm" svg:y="6.663cm" presentation:class="outline" presentation:user-transformed="true">
          <draw:text-box>
            <text:p text:style-name="P1"><text:span text:style-name="T10">Keep in mind that your computer use in this class is subject to real time monitoring and historic monitoring</text:span></text:p>
          </draw:text-box>
        </draw:frame>
        <draw:frame draw:name="Google Shape;422;p41" presentation:style-name="pr34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9">Workstation Monitoring</text:span></text:p>
          </draw:text-box>
        </draw:frame>
        <draw:frame draw:name="Google Shape;423;p41" presentation:style-name="pr35" draw:text-style-name="P16" draw:layer="layout" svg:width="6.019cm" svg:height="0.913cm" svg:x="9.006cm" svg:y="4.961cm" presentation:class="subtitle" presentation:placeholder="true" presentation:user-transformed="true">
          <draw:text-box/>
        </draw:frame>
        <presentation:notes draw:style-name="dp2">
          <draw:page-thumbnail draw:name="Google Shape;415;g33be08069c0_0_66:notes" draw:style-name="gr1" draw:layer="layout" svg:width="16.932cm" svg:height="9.524cm" svg:x="1.059cm" svg:y="1.905cm" draw:page-number="6" presentation:class="page"/>
          <draw:frame draw:name="Google Shape;416;g33be08069c0_0_66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room Readiness" draw:style-name="dp1" draw:master-page-name="TITLE_5f_AND_5f_TWO_5f_COLUMNS_5f_1_5f_1">
        <draw:frame draw:name="Google Shape;428;p42" presentation:style-name="pr37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429;p42" presentation:style-name="pr38" draw:text-style-name="P11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430;p42" presentation:style-name="pr39" draw:text-style-name="P11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431;p42" presentation:style-name="pr40" draw:text-style-name="P10" draw:layer="layout" svg:width="14.072cm" svg:height="1.705cm" svg:x="10.002cm" svg:y="4.703cm" presentation:class="outline" presentation:user-transformed="true">
          <draw:text-box>
            <text:p text:style-name="P3"><text:span text:style-name="T5">Come to class ready to start assignments</text:span></text:p>
          </draw:text-box>
        </draw:frame>
        <draw:frame draw:name="Google Shape;432;p42" presentation:style-name="pr40" draw:text-style-name="P10" draw:layer="layout" svg:width="14.072cm" svg:height="1.705cm" svg:x="10.002cm" svg:y="9.82cm" presentation:class="outline" presentation:user-transformed="true">
          <draw:text-box>
            <text:p text:style-name="P3"><text:span text:style-name="T5">Avoid personal calls and excessive messaging</text:span></text:p>
          </draw:text-box>
        </draw:frame>
        <draw:frame draw:name="Google Shape;433;p42" presentation:style-name="pr41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11">Classroom Readiness</text:span></text:p>
          </draw:text-box>
        </draw:frame>
        <draw:frame draw:name="Google Shape;434;p42" presentation:style-name="pr40" draw:text-style-name="P10" draw:layer="layout" svg:width="14.072cm" svg:height="1.705cm" svg:x="10.002cm" svg:y="6.409cm" presentation:class="outline" presentation:user-transformed="true">
          <draw:text-box>
            <text:p text:style-name="P3"><text:span text:style-name="T5">Eating, bathrooms trips, purchases</text:span></text:p>
          </draw:text-box>
        </draw:frame>
        <draw:frame draw:name="Google Shape;435;p42" presentation:style-name="pr40" draw:text-style-name="P10" draw:layer="layout" svg:width="14.072cm" svg:height="1.705cm" svg:x="10.002cm" svg:y="8.115cm" presentation:class="outline" presentation:user-transformed="true">
          <draw:text-box>
            <text:p text:style-name="P3"><text:span text:style-name="T5">Work from other classes will typically not <text:s/>be permitted.</text:span></text:p>
          </draw:text-box>
        </draw:frame>
        <draw:frame draw:name="Google Shape;436;p42" presentation:style-name="pr42" draw:text-style-name="P17" draw:layer="layout" svg:width="14.072cm" svg:height="1.705cm" svg:x="10.002cm" svg:y="11.526cm" presentation:class="outline" presentation:placeholder="true" presentation:user-transformed="true">
          <draw:text-box/>
        </draw:frame>
        <draw:g draw:name="Google Shape;437;p42">
          <draw:custom-shape draw:name="Google Shape;438;p42" draw:style-name="gr2" draw:text-style-name="P14" draw:layer="layout" svg:width="1.283cm" svg:height="0.919cm" svg:x="8.718cm" svg:y="4.961cm">
            <text:p text:style-name="P1"><text:span text:style-name="T8">01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9;p42" draw:style-name="gr2" draw:text-style-name="P14" draw:layer="layout" svg:width="1.283cm" svg:height="0.919cm" svg:x="8.718cm" svg:y="6.667cm">
            <text:p text:style-name="P1"><text:span text:style-name="T8">02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0;p42" draw:style-name="gr2" draw:text-style-name="P14" draw:layer="layout" svg:width="1.283cm" svg:height="0.919cm" svg:x="8.718cm" svg:y="8.372cm">
            <text:p text:style-name="P1"><text:span text:style-name="T8">03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1;p42" draw:style-name="gr2" draw:text-style-name="P14" draw:layer="layout" svg:width="1.283cm" svg:height="0.919cm" svg:x="8.718cm" svg:y="10.078cm">
            <text:p text:style-name="P1"><text:span text:style-name="T8">04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2;p42" draw:style-name="gr4" draw:text-style-name="P14" draw:layer="layout" svg:width="1.283cm" svg:height="0.919cm" svg:x="8.718cm" svg:y="11.784cm">
            <text:p text:style-name="P1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425;g33be08069c0_0_76:notes" draw:style-name="gr1" draw:layer="layout" svg:width="16.932cm" svg:height="9.524cm" svg:x="1.059cm" svg:y="1.905cm" draw:page-number="7" presentation:class="page"/>
          <draw:frame draw:name="Google Shape;426;g33be08069c0_0_76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not move equipment" draw:style-name="dp1" draw:master-page-name="TITLE_5f_ONLY_5f_1_5f_1">
        <draw:frame draw:name="Google Shape;447;p43" presentation:style-name="pr44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448;p43" presentation:style-name="pr45" draw:text-style-name="P15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449;p43" presentation:style-name="pr46" draw:text-style-name="P15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450;p43" presentation:style-name="pr47" draw:text-style-name="P10" draw:layer="layout" svg:width="15.076cm" svg:height="1.371cm" svg:x="9.006cm" svg:y="6.663cm" presentation:class="outline" presentation:user-transformed="true">
          <draw:text-box>
            <text:p text:style-name="P1"><text:span text:style-name="T10">Leave the laptops on the desks exactly where you found them.</text:span></text:p>
            <text:p text:style-name="P1"><text:span text:style-name="T10"/></text:p>
            <text:p text:style-name="P1"><text:span text:style-name="T10">Do not move or adjust settings on the table monitors.</text:span></text:p>
          </draw:text-box>
        </draw:frame>
        <draw:frame draw:name="Google Shape;451;p43" presentation:style-name="pr48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9">Do not move equipment</text:span></text:p>
          </draw:text-box>
        </draw:frame>
        <draw:frame draw:name="Google Shape;452;p43" presentation:style-name="pr49" draw:text-style-name="P16" draw:layer="layout" svg:width="6.019cm" svg:height="0.913cm" svg:x="9.006cm" svg:y="4.961cm" presentation:class="subtitle" presentation:placeholder="true" presentation:user-transformed="true">
          <draw:text-box/>
        </draw:frame>
        <presentation:notes draw:style-name="dp2">
          <draw:page-thumbnail draw:name="Google Shape;444;g33be08069c0_0_96:notes" draw:style-name="gr1" draw:layer="layout" svg:width="16.932cm" svg:height="9.524cm" svg:x="1.059cm" svg:y="1.905cm" draw:page-number="8" presentation:class="page"/>
          <draw:frame draw:name="Google Shape;445;g33be08069c0_0_96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4T1">
        <draw:frame draw:name="Google Shape;457;p44" presentation:style-name="pr51" draw:text-style-name="P18" draw:layer="layout" svg:width="23.113cm" svg:height="7.365cm" svg:x="0.645cm" svg:y="5.868cm" presentation:class="title" presentation:user-transformed="true">
          <draw:text-box>
            <text:p text:style-name="P1"><text:span text:style-name="T12">Keep computers and accessories plugged in.</text:span><text:span text:style-name="T12"><text:line-break/></text:span><text:span text:style-name="T12"><text:line-break/></text:span><text:span text:style-name="T13">Do NOT</text:span><text:span text:style-name="T12"> unplug laptops under any circumstances.</text:span></text:p>
          </draw:text-box>
        </draw:frame>
        <draw:frame draw:name="Google Shape;458;p44" presentation:style-name="pr52" draw:text-style-name="P15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459;p44" presentation:style-name="pr53" draw:text-style-name="P15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460;p44" presentation:style-name="pr54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454;g33be08069c0_0_107:notes" draw:style-name="gr1" draw:layer="layout" svg:width="16.932cm" svg:height="9.524cm" svg:x="1.059cm" svg:y="1.905cm" draw:page-number="9" presentation:class="page"/>
          <draw:frame draw:name="Google Shape;455;g33be08069c0_0_107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RE OVERVIEW" draw:style-name="dp3" draw:master-page-name="ONE_5f_COLUMN_5f_TEXT_5f_1">
        <draw:frame draw:name="Google Shape;465;p45" presentation:style-name="pr56" draw:text-style-name="P13" draw:layer="layout" svg:width="6.019cm" svg:height="0.888cm" svg:x="1.227cm" svg:y="1.01cm" presentation:class="subtitle" presentation:user-transformed="true">
          <draw:text-box>
            <text:p text:style-name="P1"><text:span text:style-name="T7">GUESS THE OBJECT</text:span></text:p>
          </draw:text-box>
        </draw:frame>
        <draw:frame draw:name="Google Shape;466;p45" presentation:style-name="pr56" draw:text-style-name="P13" draw:layer="layout" svg:width="6.019cm" svg:height="0.888cm" svg:x="7.881cm" svg:y="1.01cm" presentation:class="subtitle" presentation:user-transformed="true">
          <draw:text-box>
            <text:p text:style-name="P1"><text:span text:style-name="T7">SCORE OVERVIEW</text:span></text:p>
          </draw:text-box>
        </draw:frame>
        <draw:frame draw:name="Google Shape;467;p45" presentation:style-name="pr57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468;p45" presentation:style-name="pr58" draw:text-style-name="P10" draw:layer="layout" svg:width="11.417cm" svg:height="1.705cm" svg:x="12.863cm" svg:y="4.703cm" presentation:class="outline" presentation:user-transformed="true">
          <draw:text-box>
            <text:p text:style-name="P19"><text:span text:style-name="T5">XXXX</text:span></text:p>
          </draw:text-box>
        </draw:frame>
        <draw:frame draw:name="Google Shape;469;p45" presentation:style-name="pr59" draw:text-style-name="P8" draw:layer="layout" svg:width="23.367cm" svg:height="2.031cm" svg:x="1.016cm" svg:y="2.208cm" presentation:class="title" presentation:user-transformed="true">
          <draw:text-box>
            <text:p text:style-name="P1"><text:span text:style-name="T4">SCORE OVERVIEW</text:span></text:p>
          </draw:text-box>
        </draw:frame>
        <draw:frame draw:name="Google Shape;470;p45" presentation:style-name="pr58" draw:text-style-name="P10" draw:layer="layout" svg:width="11.417cm" svg:height="1.705cm" svg:x="12.863cm" svg:y="6.409cm" presentation:class="outline" presentation:user-transformed="true">
          <draw:text-box>
            <text:p text:style-name="P19"><text:span text:style-name="T5">XXXX</text:span></text:p>
          </draw:text-box>
        </draw:frame>
        <draw:frame draw:name="Google Shape;471;p45" presentation:style-name="pr58" draw:text-style-name="P10" draw:layer="layout" svg:width="11.417cm" svg:height="1.705cm" svg:x="12.863cm" svg:y="8.115cm" presentation:class="outline" presentation:user-transformed="true">
          <draw:text-box>
            <text:p text:style-name="P19"><text:span text:style-name="T5">XXXX</text:span></text:p>
          </draw:text-box>
        </draw:frame>
        <draw:frame draw:name="Google Shape;472;p45" presentation:style-name="pr58" draw:text-style-name="P10" draw:layer="layout" svg:width="11.417cm" svg:height="1.705cm" svg:x="12.863cm" svg:y="9.82cm" presentation:class="outline" presentation:user-transformed="true">
          <draw:text-box>
            <text:p text:style-name="P19"><text:span text:style-name="T5">XXXX</text:span></text:p>
          </draw:text-box>
        </draw:frame>
        <draw:frame draw:name="Google Shape;473;p45" presentation:style-name="pr58" draw:text-style-name="P10" draw:layer="layout" svg:width="11.417cm" svg:height="1.705cm" svg:x="12.863cm" svg:y="11.526cm" presentation:class="outline" presentation:user-transformed="true">
          <draw:text-box>
            <text:p text:style-name="P19"><text:span text:style-name="T5">XXXX</text:span></text:p>
          </draw:text-box>
        </draw:frame>
        <draw:frame draw:name="Google Shape;474;p45" presentation:style-name="pr58" draw:text-style-name="P10" draw:layer="layout" svg:width="11.761cm" svg:height="1.705cm" svg:x="1.101cm" svg:y="6.409cm" presentation:class="outline" presentation:user-transformed="true">
          <draw:text-box>
            <text:p text:style-name="P3"><text:span text:style-name="T5">Highest Score</text:span></text:p>
          </draw:text-box>
        </draw:frame>
        <draw:frame draw:name="Google Shape;475;p45" presentation:style-name="pr58" draw:text-style-name="P10" draw:layer="layout" svg:width="11.761cm" svg:height="1.705cm" svg:x="1.101cm" svg:y="8.115cm" presentation:class="outline" presentation:user-transformed="true">
          <draw:text-box>
            <text:p text:style-name="P3"><text:span text:style-name="T5">Median Score</text:span></text:p>
          </draw:text-box>
        </draw:frame>
        <draw:frame draw:name="Google Shape;476;p45" presentation:style-name="pr58" draw:text-style-name="P10" draw:layer="layout" svg:width="11.761cm" svg:height="1.705cm" svg:x="1.101cm" svg:y="9.82cm" presentation:class="outline" presentation:user-transformed="true">
          <draw:text-box>
            <text:p text:style-name="P3"><text:span text:style-name="T5">Easiest Question</text:span></text:p>
          </draw:text-box>
        </draw:frame>
        <draw:frame draw:name="Google Shape;477;p45" presentation:style-name="pr58" draw:text-style-name="P10" draw:layer="layout" svg:width="11.761cm" svg:height="1.705cm" svg:x="1.101cm" svg:y="11.526cm" presentation:class="outline" presentation:user-transformed="true">
          <draw:text-box>
            <text:p text:style-name="P3"><text:span text:style-name="T5">Most Challenging Question</text:span></text:p>
          </draw:text-box>
        </draw:frame>
        <draw:frame draw:name="Google Shape;478;p45" presentation:style-name="pr58" draw:text-style-name="P10" draw:layer="layout" svg:width="11.761cm" svg:height="1.705cm" svg:x="1.101cm" svg:y="4.703cm" presentation:class="outline" presentation:user-transformed="true">
          <draw:text-box>
            <text:p text:style-name="P3"><text:span text:style-name="T5">Average Class Score </text:span></text:p>
          </draw:text-box>
        </draw:frame>
        <presentation:notes draw:style-name="dp2">
          <draw:page-thumbnail draw:name="Google Shape;462;g33be08069c0_0_114:notes" draw:style-name="gr1" draw:layer="layout" svg:width="16.932cm" svg:height="9.524cm" svg:x="1.059cm" svg:y="1.905cm" draw:page-number="10" presentation:class="page"/>
          <draw:frame draw:name="Google Shape;463;g33be08069c0_0_114:notes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NE_5f_COLUMN_5f_TEXT">
        <draw:frame draw:name="Google Shape;483;p46" presentation:style-name="pr61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Google Shape;484;p46" presentation:style-name="pr62" draw:text-style-name="P13" draw:layer="layout" svg:width="6.019cm" svg:height="0.888cm" svg:x="1.227cm" svg:y="1.01cm" presentation:class="subtitle" presentation:user-transformed="true">
          <draw:text-box>
            <text:p text:style-name="P1"><text:span text:style-name="T7">GUESS THE OBJECT</text:span></text:p>
          </draw:text-box>
        </draw:frame>
        <draw:frame draw:name="Google Shape;485;p46" presentation:style-name="pr62" draw:text-style-name="P13" draw:layer="layout" svg:width="6.019cm" svg:height="0.888cm" svg:x="7.881cm" svg:y="1.01cm" presentation:class="subtitle" presentation:user-transformed="true">
          <draw:text-box>
            <text:p text:style-name="P1"><text:span text:style-name="T7">WINNER</text:span></text:p>
          </draw:text-box>
        </draw:frame>
        <draw:frame draw:name="Google Shape;486;p46" presentation:style-name="pr63" draw:text-style-name="P8" draw:layer="layout" svg:width="23.367cm" svg:height="3.809cm" svg:x="1.016cm" svg:y="2.208cm" presentation:class="outline" presentation:user-transformed="true">
          <draw:text-box>
            <text:p text:style-name="P1"><text:span text:style-name="T4">CONGRATULATIONS,</text:span><text:span text:style-name="T4"><text:line-break/></text:span><text:span text:style-name="T4">THE WINNER IS </text:span><text:span text:style-name="T14">XXX</text:span><text:span text:style-name="T4">!</text:span></text:p>
          </draw:text-box>
        </draw:frame>
        <presentation:notes draw:style-name="dp2">
          <draw:page-thumbnail draw:name="Google Shape;480;g33be08069c0_0_131:notes" draw:style-name="gr1" draw:layer="layout" svg:width="16.932cm" svg:height="9.524cm" svg:x="1.059cm" svg:y="1.905cm" draw:page-number="11" presentation:class="page"/>
          <draw:frame draw:name="Google Shape;481;g33be08069c0_0_131:notes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ome and enjoy the class!" draw:style-name="dp1" draw:master-page-name="TITLE_5f_AND_5f_BODY" presentation:presentation-page-layout-name="AL4T1">
        <draw:frame draw:name="Google Shape;491;p47" presentation:style-name="pr51" draw:text-style-name="P18" draw:layer="layout" svg:width="23.113cm" svg:height="7.365cm" svg:x="0.645cm" svg:y="5.868cm" presentation:class="title" presentation:user-transformed="true">
          <draw:text-box>
            <text:p text:style-name="P1"><text:span text:style-name="T15">Welcome and enjoy the class!</text:span></text:p>
          </draw:text-box>
        </draw:frame>
        <draw:frame draw:name="Google Shape;492;p47" presentation:style-name="pr65" draw:text-style-name="P15" draw:layer="layout" svg:width="6.019cm" svg:height="0.888cm" svg:x="1.227cm" svg:y="1.01cm" presentation:class="subtitle" presentation:placeholder="true" presentation:user-transformed="true">
          <draw:text-box/>
        </draw:frame>
        <draw:frame draw:name="Google Shape;493;p47" presentation:style-name="pr66" draw:text-style-name="P15" draw:layer="layout" svg:width="6.019cm" svg:height="0.888cm" svg:x="7.881cm" svg:y="1.01cm" presentation:class="subtitle" presentation:placeholder="true" presentation:user-transformed="true">
          <draw:text-box/>
        </draw:frame>
        <draw:frame draw:name="Google Shape;494;p47" presentation:style-name="pr54" draw:text-style-name="P12" draw:layer="layout" svg:width="1.904cm" svg:height="0.913cm" svg:x="22.268cm" svg:y="1.0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488;g33be08069c0_0_138:notes" draw:style-name="gr1" draw:layer="layout" svg:width="16.932cm" svg:height="9.524cm" svg:x="1.059cm" svg:y="1.905cm" draw:page-number="12" presentation:class="page"/>
          <draw:frame draw:name="Google Shape;489;g33be08069c0_0_138:notes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hakra Petch Medium" svg:font-family="'Chakra Petch Medium'"/>
    <style:font-face style:name="Chakra Petch SemiBold" svg:font-family="'Chakra Petch SemiBold'"/>
    <style:font-face style:name="DM Sans" svg:font-family="'DM Sans'"/>
    <style:font-face style:name="DM Sans Medium" svg:font-family="'DM Sa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63121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dddd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63121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ddddd8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631212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ddddd8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background" style:display-name="TITLE_AND_TWO_COLUMNS_1_1-background" style:family="presentation">
      <style:graphic-properties draw:stroke="none" draw:fill="solid" draw:fill-color="#631212"/>
      <style:text-properties style:letter-kerning="true"/>
    </style:style>
    <style:style style:name="TITLE_5f_AND_5f_TWO_5f_COLUMNS_5f_1_5f_1-backgroundobjects" style:display-name="TITLE_AND_TWO_COLUMNS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_5f_1-notes" style:display-name="TITLE_AND_TWO_COLUMNS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outline1" style:display-name="TITLE_AND_TWO_COLUMNS_1_1-outline1" style:family="presentation">
      <style:graphic-properties draw:stroke="none" draw:fill="none" draw:auto-grow-height="false" draw:fit-to-size="shrink-to-fit" style:shrink-to-fit="true">
        <text:list-style style:name="TITLE_5f_AND_5f_TWO_5f_COLUMNS_5f_1_5f_1-outline1" style:display-name="TITLE_AND_TWO_COLUMNS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outline2" style:display-name="TITLE_AND_TWO_COLUMNS_1_1-outline2" style:family="presentation" style:parent-style-name="TITLE_5f_AND_5f_TWO_5f_COLUMNS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3" style:display-name="TITLE_AND_TWO_COLUMNS_1_1-outline3" style:family="presentation" style:parent-style-name="TITLE_5f_AND_5f_TWO_5f_COLUMNS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4" style:display-name="TITLE_AND_TWO_COLUMNS_1_1-outline4" style:family="presentation" style:parent-style-name="TITLE_5f_AND_5f_TWO_5f_COLUMNS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5" style:display-name="TITLE_AND_TWO_COLUMNS_1_1-outline5" style:family="presentation" style:parent-style-name="TITLE_5f_AND_5f_TWO_5f_COLUMNS_5f_1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6" style:display-name="TITLE_AND_TWO_COLUMNS_1_1-outline6" style:family="presentation" style:parent-style-name="TITLE_5f_AND_5f_TWO_5f_COLUMNS_5f_1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7" style:display-name="TITLE_AND_TWO_COLUMNS_1_1-outline7" style:family="presentation" style:parent-style-name="TITLE_5f_AND_5f_TWO_5f_COLUMNS_5f_1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8" style:display-name="TITLE_AND_TWO_COLUMNS_1_1-outline8" style:family="presentation" style:parent-style-name="TITLE_5f_AND_5f_TWO_5f_COLUMNS_5f_1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9" style:display-name="TITLE_AND_TWO_COLUMNS_1_1-outline9" style:family="presentation" style:parent-style-name="TITLE_5f_AND_5f_TWO_5f_COLUMNS_5f_1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subtitle" style:display-name="TITLE_AND_TWO_COLUMNS_1_1-subtitle" style:family="presentation">
      <style:graphic-properties draw:stroke="none" draw:fill="none" draw:textarea-vertical-align="middle">
        <text:list-style style:name="TITLE_5f_AND_5f_TWO_5f_COLUMNS_5f_1_5f_1-subtitle" style:display-name="TITLE_AND_TWO_COLUMNS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title" style:display-name="TITLE_AND_TWO_COLUMNS_1_1-title" style:family="presentation">
      <style:graphic-properties draw:stroke="none" draw:fill="none" draw:textarea-vertical-align="middle">
        <text:list-style style:name="TITLE_5f_AND_5f_TWO_5f_COLUMNS_5f_1_5f_1-title" style:display-name="TITLE_AND_TWO_COLUMNS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1-background" style:display-name="TITLE_ONLY_1_1-background" style:family="presentation">
      <style:graphic-properties draw:stroke="none" draw:fill="solid" draw:fill-color="#ddddd8"/>
      <style:text-properties style:letter-kerning="true"/>
    </style:style>
    <style:style style:name="TITLE_5f_ONLY_5f_1_5f_1-backgroundobjects" style:display-name="TITLE_ONLY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1-notes" style:display-name="TITLE_ONLY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1-outline1" style:display-name="TITLE_ONLY_1_1-outline1" style:family="presentation">
      <style:graphic-properties draw:stroke="none" draw:fill="none" draw:auto-grow-height="false" draw:fit-to-size="shrink-to-fit" style:shrink-to-fit="true">
        <text:list-style style:name="TITLE_5f_ONLY_5f_1_5f_1-outline1" style:display-name="TITLE_ONLY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1-outline2" style:display-name="TITLE_ONLY_1_1-outline2" style:family="presentation" style:parent-style-name="TITLE_5f_ONLY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-outline3" style:display-name="TITLE_ONLY_1_1-outline3" style:family="presentation" style:parent-style-name="TITLE_5f_ONLY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-outline4" style:display-name="TITLE_ONLY_1_1-outline4" style:family="presentation" style:parent-style-name="TITLE_5f_ONLY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-outline5" style:display-name="TITLE_ONLY_1_1-outline5" style:family="presentation" style:parent-style-name="TITLE_5f_ONLY_5f_1_5f_1-outline4">
      <style:paragraph-properties fo:margin-top="0.1cm" fo:margin-bottom="0cm"/>
      <style:text-properties fo:font-size="20pt" style:font-size-asian="20pt" style:font-size-complex="20pt"/>
    </style:style>
    <style:style style:name="TITLE_5f_ONLY_5f_1_5f_1-outline6" style:display-name="TITLE_ONLY_1_1-outline6" style:family="presentation" style:parent-style-name="TITLE_5f_ONLY_5f_1_5f_1-outline5">
      <style:paragraph-properties fo:margin-top="0.1cm" fo:margin-bottom="0cm"/>
      <style:text-properties fo:font-size="20pt" style:font-size-asian="20pt" style:font-size-complex="20pt"/>
    </style:style>
    <style:style style:name="TITLE_5f_ONLY_5f_1_5f_1-outline7" style:display-name="TITLE_ONLY_1_1-outline7" style:family="presentation" style:parent-style-name="TITLE_5f_ONLY_5f_1_5f_1-outline6">
      <style:paragraph-properties fo:margin-top="0.1cm" fo:margin-bottom="0cm"/>
      <style:text-properties fo:font-size="20pt" style:font-size-asian="20pt" style:font-size-complex="20pt"/>
    </style:style>
    <style:style style:name="TITLE_5f_ONLY_5f_1_5f_1-outline8" style:display-name="TITLE_ONLY_1_1-outline8" style:family="presentation" style:parent-style-name="TITLE_5f_ONLY_5f_1_5f_1-outline7">
      <style:paragraph-properties fo:margin-top="0.1cm" fo:margin-bottom="0cm"/>
      <style:text-properties fo:font-size="20pt" style:font-size-asian="20pt" style:font-size-complex="20pt"/>
    </style:style>
    <style:style style:name="TITLE_5f_ONLY_5f_1_5f_1-outline9" style:display-name="TITLE_ONLY_1_1-outline9" style:family="presentation" style:parent-style-name="TITLE_5f_ONLY_5f_1_5f_1-outline8">
      <style:paragraph-properties fo:margin-top="0.1cm" fo:margin-bottom="0cm"/>
      <style:text-properties fo:font-size="20pt" style:font-size-asian="20pt" style:font-size-complex="20pt"/>
    </style:style>
    <style:style style:name="TITLE_5f_ONLY_5f_1_5f_1-subtitle" style:display-name="TITLE_ONLY_1_1-subtitle" style:family="presentation">
      <style:graphic-properties draw:stroke="none" draw:fill="none" draw:textarea-vertical-align="middle">
        <text:list-style style:name="TITLE_5f_ONLY_5f_1_5f_1-subtitle" style:display-name="TITLE_ONLY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1-title" style:display-name="TITLE_ONLY_1_1-title" style:family="presentation">
      <style:graphic-properties draw:stroke="none" draw:fill="none" draw:textarea-vertical-align="middle">
        <text:list-style style:name="TITLE_5f_ONLY_5f_1_5f_1-title" style:display-name="TITLE_ONLY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a38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631212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631212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631212"/>
    </style:style>
    <style:style style:name="Mdp2" style:family="drawing-page">
      <style:drawing-page-properties draw:background-size="border" draw:fill="solid" draw:fill-color="#ddddd8"/>
    </style:style>
    <style:style style:name="Mdp3" style:family="drawing-page">
      <style:drawing-page-properties draw:background-size="border" draw:fill="solid" draw:fill-color="#ffa38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38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6312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a38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ddddd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63121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9cm" svg:stroke-color="#63121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TITLE_5f_ONLY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AND_5f_TWO_5f_COLUMNS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TWO_5f_COLUMNS_5f_1_5f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TWO_5f_COLUMNS_5f_1_5f_1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5f_ONLY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TITLE_5f_ONLY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5f_ONLY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ONE_5f_COLUMN_5f_TEXT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9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2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33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38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solid" draw:fill-color="#631212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631212" style:text-line-through-style="none" style:text-line-through-type="none" style:text-position="0% 100%" style:font-name="DM Sans" fo:font-size="13pt" fo:letter-spacing="normal" fo:font-style="normal" style:text-underline-style="none" fo:font-weight="normal" style:font-name-asian="DM Sans" style:font-size-asian="13pt" style:font-style-asian="normal" style:font-weight-asian="normal" style:font-name-complex="DM Sans" style:font-size-complex="13pt" style:font-style-complex="normal" style:font-weight-complex="normal"/>
    </style:style>
    <style:style style:name="MT2" style:family="text">
      <style:text-properties fo:font-variant="normal" fo:text-transform="none" fo:color="#631212" style:text-line-through-style="none" style:text-line-through-type="none" style:text-position="0% 100%" style:font-name="Chakra Petch SemiBold" fo:font-size="10pt" fo:letter-spacing="normal" fo:font-style="normal" style:text-underline-style="none" fo:font-weight="normal" style:font-name-asian="Chakra Petch SemiBold" style:font-size-asian="10pt" style:font-style-asian="normal" style:font-weight-asian="normal" style:font-name-complex="Chakra Petch SemiBold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24;p5" draw:style-name="Mgr3" draw:text-style-name="MP5" draw:layer="backgroundobjects" svg:width="23.368cm" svg:height="12.267cm" svg:x="1.015cm" svg:y="1.01cm">
        <text:p/>
        <draw:enhanced-geometry draw:mirror-horizontal="true" draw:mirror-vertical="false" draw:text-areas="?f11 ?f11 ?f12 ?f13" svg:viewBox="0 0 0 0" draw:type="ooxml-snip2DiagRect" draw:modifiers="0 31816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frame draw:name="Google Shape;25;p5" presentation:style-name="TITLE-title" draw:layer="backgroundobjects" svg:width="15.595cm" svg:height="9.397cm" svg:x="4.904cm" svg:y="1.01cm" presentation:class="title" presentation:placeholder="true" presentation:user-transformed="true">
        <draw:text-box/>
      </draw:frame>
      <draw:frame draw:name="Google Shape;27;p5" presentation:style-name="Mpr1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Google Shape;29;p6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30;p6" draw:style-name="Mgr4" draw:text-style-name="MP8" draw:layer="backgroundobjects" svg:width="23.368cm" svg:height="12.267cm" svg:x="1.015cm" svg:y="1.01cm">
        <text:p/>
        <draw:enhanced-geometry draw:mirror-horizontal="false" draw:mirror-vertical="false" draw:text-areas="?f11 ?f11 ?f12 ?f13" svg:viewBox="0 0 0 0" draw:type="ooxml-snip2DiagRect" draw:modifiers="0 20836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frame draw:name="Google Shape;31;p6" presentation:style-name="SECTION_5f_HEADER-title" draw:layer="backgroundobjects" svg:width="19.125cm" svg:height="2.26cm" svg:x="3.133cm" svg:y="4.698cm" presentation:class="title" presentation:placeholder="true" presentation:user-transformed="true">
        <draw:text-box/>
      </draw:frame>
      <draw:frame draw:name="Google Shape;32;p6" presentation:style-name="SECTION_5f_HEADER-outline1" draw:layer="backgroundobjects" svg:width="19.125cm" svg:height="2.666cm" svg:x="3.133cm" svg:y="6.921cm" presentation:class="outline" presentation:placeholder="true" presentation:user-transformed="true">
        <draw:text-box/>
      </draw:frame>
      <draw:frame draw:name="Google Shape;35;p6" presentation:style-name="Mpr4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8;p8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Google Shape;49;p8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0;p8" presentation:style-name="Mpr7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53;p8" presentation:style-name="TITLE_5f_AND_5f_TWO_5f_COLUMNS-title" draw:layer="backgroundobjects" svg:width="23.367cm" svg:height="2.031cm" svg:x="1.016cm" svg:y="2.208cm" presentation:class="title" presentation:placeholder="true" presentation:user-transformed="true">
        <draw:text-box/>
      </draw:frame>
      <draw:frame draw:name="Google Shape;54;p8" presentation:style-name="TITLE_5f_AND_5f_TWO_5f_COLUMNS-outline1" draw:layer="backgroundobjects" svg:width="21.233cm" svg:height="1.705cm" svg:x="2.841cm" svg:y="4.703cm" presentation:class="outline" presentation:placeholder="true" presentation:user-transformed="true">
        <draw:text-box/>
      </draw:frame>
      <draw:custom-shape draw:name="Google Shape;55;p8" draw:style-name="Mgr6" draw:text-style-name="MP11" draw:layer="backgroundobjects" svg:width="22.75cm" svg:height="0.001cm" svg:x="1.33cm" svg:y="6.40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6;p8" draw:style-name="Mgr6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7;p8" draw:style-name="Mgr6" draw:text-style-name="MP11" draw:layer="backgroundobjects" svg:width="22.75cm" svg:height="0.001cm" svg:x="1.331cm" svg:y="8.11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8;p8" draw:style-name="Mgr6" draw:text-style-name="MP11" draw:layer="backgroundobjects" svg:width="22.75cm" svg:height="0.001cm" svg:x="1.331cm" svg:y="9.8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9;p8" draw:style-name="Mgr6" draw:text-style-name="MP11" draw:layer="backgroundobjects" svg:width="22.75cm" svg:height="0.001cm" svg:x="1.331cm" svg:y="11.5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0;p8" presentation:style-name="TITLE_5f_AND_5f_TWO_5f_COLUMNS-outline1" draw:layer="backgroundobjects" svg:width="21.233cm" svg:height="1.705cm" svg:x="2.841cm" svg:y="6.409cm" presentation:class="outline" presentation:placeholder="true" presentation:user-transformed="true">
        <draw:text-box/>
      </draw:frame>
      <draw:frame draw:name="Google Shape;61;p8" presentation:style-name="TITLE_5f_AND_5f_TWO_5f_COLUMNS-outline1" draw:layer="backgroundobjects" svg:width="21.233cm" svg:height="1.705cm" svg:x="2.841cm" svg:y="8.115cm" presentation:class="outline" presentation:placeholder="true" presentation:user-transformed="true">
        <draw:text-box/>
      </draw:frame>
      <draw:frame draw:name="Google Shape;62;p8" presentation:style-name="TITLE_5f_AND_5f_TWO_5f_COLUMNS-outline1" draw:layer="backgroundobjects" svg:width="21.233cm" svg:height="1.705cm" svg:x="2.841cm" svg:y="9.82cm" presentation:class="outline" presentation:placeholder="true" presentation:user-transformed="true">
        <draw:text-box/>
      </draw:frame>
      <draw:frame draw:name="Google Shape;63;p8" presentation:style-name="TITLE_5f_AND_5f_TWO_5f_COLUMNS-outline1" draw:layer="backgroundobjects" svg:width="21.233cm" svg:height="1.705cm" svg:x="2.841cm" svg:y="11.526cm" presentation:class="outline" presentation:placeholder="true" presentation:user-transformed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65;p9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Google Shape;66;p9" draw:style-name="Mgr7" draw:text-style-name="MP11" draw:layer="backgroundobjects" svg:width="22.75cm" svg:height="0.001cm" svg:x="1.325cm" svg:y="6.40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7;p9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68;p9" presentation:style-name="Mpr10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9;p9" presentation:style-name="TITLE_5f_ONLY-title" draw:layer="backgroundobjects" svg:width="23.367cm" svg:height="2.031cm" svg:x="1.016cm" svg:y="2.208cm" presentation:class="title" presentation:placeholder="true" presentation:user-transformed="true">
        <draw:text-box/>
      </draw:frame>
      <draw:frame draw:name="Google Shape;72;p9" presentation:style-name="TITLE_5f_ONLY-outline1" draw:layer="backgroundobjects" svg:width="22.75cm" svg:height="1.371cm" svg:x="1.33cm" svg:y="6.663cm" presentation:class="outlin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1">
      <draw:custom-shape draw:name="Google Shape;75;p10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Google Shape;76;p10" presentation:style-name="TITLE_5f_AND_5f_TWO_5f_COLUMNS_5f_1-outline1" draw:layer="backgroundobjects" svg:width="7.391cm" svg:height="7.873cm" draw:transform="rotate (-3.14159265358979) translate (8.709cm 12.978cm)" presentation:class="outline" presentation:placeholder="true" presentation:user-transformed="true">
        <draw:text-box/>
      </draw:frame>
      <draw:custom-shape draw:name="Google Shape;77;p10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78;p10" presentation:style-name="Mpr13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81;p10" presentation:style-name="TITLE_5f_AND_5f_TWO_5f_COLUMNS_5f_1-title" draw:layer="backgroundobjects" svg:width="23.367cm" svg:height="2.031cm" svg:x="1.016cm" svg:y="2.208cm" presentation:class="title" presentation:placeholder="true" presentation:user-transformed="true">
        <draw:text-box/>
      </draw:frame>
      <draw:custom-shape draw:name="Google Shape;82;p10" draw:style-name="Mgr6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3;p10" draw:style-name="Mgr6" draw:text-style-name="MP11" draw:layer="backgroundobjects" svg:width="15.076cm" svg:height="0.001cm" svg:x="8.999cm" svg:y="6.40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4;p10" draw:style-name="Mgr6" draw:text-style-name="MP11" draw:layer="backgroundobjects" svg:width="15.076cm" svg:height="0.001cm" svg:x="8.999cm" svg:y="8.11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5;p10" draw:style-name="Mgr6" draw:text-style-name="MP11" draw:layer="backgroundobjects" svg:width="15.076cm" svg:height="0.001cm" svg:x="8.999cm" svg:y="9.814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6;p10" draw:style-name="Mgr6" draw:text-style-name="MP11" draw:layer="backgroundobjects" svg:width="15.076cm" svg:height="0.001cm" svg:x="8.999cm" svg:y="11.51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7;p10" presentation:style-name="TITLE_5f_AND_5f_TWO_5f_COLUMNS_5f_1-outline1" draw:layer="backgroundobjects" svg:width="14.072cm" svg:height="1.705cm" svg:x="10.002cm" svg:y="4.703cm" presentation:class="outline" presentation:placeholder="true" presentation:user-transformed="true">
        <draw:text-box/>
      </draw:frame>
      <draw:frame draw:name="Google Shape;88;p10" presentation:style-name="TITLE_5f_AND_5f_TWO_5f_COLUMNS_5f_1-outline1" draw:layer="backgroundobjects" svg:width="14.072cm" svg:height="1.705cm" svg:x="10.002cm" svg:y="6.409cm" presentation:class="outline" presentation:placeholder="true" presentation:user-transformed="true">
        <draw:text-box/>
      </draw:frame>
      <draw:frame draw:name="Google Shape;89;p10" presentation:style-name="TITLE_5f_AND_5f_TWO_5f_COLUMNS_5f_1-outline1" draw:layer="backgroundobjects" svg:width="14.072cm" svg:height="1.705cm" svg:x="10.002cm" svg:y="8.115cm" presentation:class="outline" presentation:placeholder="true" presentation:user-transformed="true">
        <draw:text-box/>
      </draw:frame>
      <draw:frame draw:name="Google Shape;90;p10" presentation:style-name="TITLE_5f_AND_5f_TWO_5f_COLUMNS_5f_1-outline1" draw:layer="backgroundobjects" svg:width="14.072cm" svg:height="1.705cm" svg:x="10.002cm" svg:y="9.82cm" presentation:class="outline" presentation:placeholder="true" presentation:user-transformed="true">
        <draw:text-box/>
      </draw:frame>
      <draw:frame draw:name="Google Shape;91;p10" presentation:style-name="TITLE_5f_AND_5f_TWO_5f_COLUMNS_5f_1-outline1" draw:layer="backgroundobjects" svg:width="14.072cm" svg:height="1.705cm" svg:x="10.002cm" svg:y="11.526cm" presentation:class="outline" presentation:placeholder="true" presentation:user-transformed="true">
        <draw:text-box/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" style:display-name="TITLE_ONLY_1" style:page-layout-name="PM1" draw:style-name="Mdp2">
      <draw:custom-shape draw:name="Google Shape;93;p11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Google Shape;94;p11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95;p11" presentation:style-name="Mpr16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98;p11" presentation:style-name="TITLE_5f_ONLY_5f_1-title" draw:layer="backgroundobjects" svg:width="23.367cm" svg:height="2.031cm" svg:x="1.016cm" svg:y="2.208cm" presentation:class="title" presentation:placeholder="true" presentation:user-transformed="true">
        <draw:text-box/>
      </draw:frame>
      <draw:custom-shape draw:name="Google Shape;99;p11" draw:style-name="Mgr7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0;p11" draw:style-name="Mgr6" draw:text-style-name="MP11" draw:layer="backgroundobjects" svg:width="11.032cm" svg:height="0.001cm" svg:x="13.043cm" svg:y="6.40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1;p11" presentation:style-name="TITLE_5f_ONLY_5f_1-outline1" draw:layer="backgroundobjects" svg:width="7.391cm" svg:height="7.873cm" draw:transform="rotate (-3.14159265358979) translate (8.709cm 12.978cm)" presentation:class="outline" presentation:placeholder="true" presentation:user-transformed="true">
        <draw:text-box/>
      </draw:frame>
      <draw:custom-shape draw:name="Google Shape;102;p11" draw:style-name="Mgr7" draw:text-style-name="MP11" draw:layer="backgroundobjects" svg:width="15.076cm" svg:height="0.001cm" svg:x="8.999cm" svg:y="6.40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3;p11" presentation:style-name="TITLE_5f_ONLY_5f_1-outline1" draw:layer="backgroundobjects" svg:width="15.076cm" svg:height="1.371cm" svg:x="9.006cm" svg:y="6.663cm" presentation:class="outline" presentation:placeholder="true" presentation:user-transformed="true">
        <draw:text-box/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_5f_1" style:display-name="TITLE_AND_TWO_COLUMNS_1_1" style:page-layout-name="PM1" draw:style-name="Mdp1">
      <draw:custom-shape draw:name="Google Shape;106;p12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Google Shape;107;p12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08;p12" presentation:style-name="Mpr19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11;p12" presentation:style-name="TITLE_5f_AND_5f_TWO_5f_COLUMNS_5f_1_5f_1-title" draw:layer="backgroundobjects" svg:width="23.367cm" svg:height="2.031cm" svg:x="1.016cm" svg:y="2.208cm" presentation:class="title" presentation:placeholder="true" presentation:user-transformed="true">
        <draw:text-box/>
      </draw:frame>
      <draw:custom-shape draw:name="Google Shape;112;p12" draw:style-name="Mgr6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3;p12" presentation:style-name="TITLE_5f_AND_5f_TWO_5f_COLUMNS_5f_1_5f_1-outline1" draw:layer="backgroundobjects" svg:width="7.391cm" svg:height="3.809cm" svg:x="1.317cm" svg:y="5.103cm" presentation:class="outline" presentation:placeholder="true" presentation:user-transformed="true">
        <draw:text-box/>
      </draw:frame>
      <draw:frame draw:name="Google Shape;114;p12" presentation:style-name="TITLE_5f_AND_5f_TWO_5f_COLUMNS_5f_1_5f_1-outline1" draw:layer="backgroundobjects" svg:width="7.391cm" svg:height="3.809cm" svg:x="1.317cm" svg:y="9.168cm" presentation:class="outline" presentation:placeholder="true" presentation:user-transformed="true">
        <draw:text-box/>
      </draw:frame>
      <draw:custom-shape draw:name="Google Shape;115;p12" draw:style-name="Mgr6" draw:text-style-name="MP11" draw:layer="backgroundobjects" svg:width="15.076cm" svg:height="0.001cm" svg:x="8.999cm" svg:y="6.40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6;p12" draw:style-name="Mgr6" draw:text-style-name="MP11" draw:layer="backgroundobjects" svg:width="15.076cm" svg:height="0.001cm" svg:x="8.999cm" svg:y="8.11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7;p12" draw:style-name="Mgr6" draw:text-style-name="MP11" draw:layer="backgroundobjects" svg:width="15.076cm" svg:height="0.001cm" svg:x="8.999cm" svg:y="9.814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8;p12" draw:style-name="Mgr6" draw:text-style-name="MP11" draw:layer="backgroundobjects" svg:width="15.076cm" svg:height="0.001cm" svg:x="8.999cm" svg:y="11.51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9;p12" presentation:style-name="TITLE_5f_AND_5f_TWO_5f_COLUMNS_5f_1_5f_1-outline1" draw:layer="backgroundobjects" svg:width="14.072cm" svg:height="1.705cm" svg:x="10.002cm" svg:y="4.703cm" presentation:class="outline" presentation:placeholder="true" presentation:user-transformed="true">
        <draw:text-box/>
      </draw:frame>
      <draw:frame draw:name="Google Shape;120;p12" presentation:style-name="TITLE_5f_AND_5f_TWO_5f_COLUMNS_5f_1_5f_1-outline1" draw:layer="backgroundobjects" svg:width="14.072cm" svg:height="1.705cm" svg:x="10.002cm" svg:y="6.409cm" presentation:class="outline" presentation:placeholder="true" presentation:user-transformed="true">
        <draw:text-box/>
      </draw:frame>
      <draw:frame draw:name="Google Shape;121;p12" presentation:style-name="TITLE_5f_AND_5f_TWO_5f_COLUMNS_5f_1_5f_1-outline1" draw:layer="backgroundobjects" svg:width="14.072cm" svg:height="1.705cm" svg:x="10.002cm" svg:y="8.115cm" presentation:class="outline" presentation:placeholder="true" presentation:user-transformed="true">
        <draw:text-box/>
      </draw:frame>
      <draw:frame draw:name="Google Shape;122;p12" presentation:style-name="TITLE_5f_AND_5f_TWO_5f_COLUMNS_5f_1_5f_1-outline1" draw:layer="backgroundobjects" svg:width="14.072cm" svg:height="1.705cm" svg:x="10.002cm" svg:y="9.82cm" presentation:class="outline" presentation:placeholder="true" presentation:user-transformed="true">
        <draw:text-box/>
      </draw:frame>
      <draw:frame draw:name="Google Shape;123;p12" presentation:style-name="TITLE_5f_AND_5f_TWO_5f_COLUMNS_5f_1_5f_1-outline1" draw:layer="backgroundobjects" svg:width="14.072cm" svg:height="1.705cm" svg:x="10.002cm" svg:y="11.526cm" presentation:class="outline" presentation:placeholder="true" presentation:user-transformed="true">
        <draw:text-box/>
      </draw:frame>
      <presentation:notes style:page-layout-name="PM2">
        <draw:page-thumbnail presentation:style-name="TITLE_5f_AND_5f_TWO_5f_COLUMNS_5f_1_5f_1-title" draw:layer="backgroundobjects" svg:width="16.931cm" svg:height="9.524cm" svg:x="1.059cm" svg:y="1.93cm" presentation:class="page"/>
        <draw:frame presentation:style-name="TITLE_5f_AND_5f_TWO_5f_COLUMNS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_5f_1" style:display-name="TITLE_ONLY_1_1" style:page-layout-name="PM1" draw:style-name="Mdp2">
      <draw:custom-shape draw:name="Google Shape;125;p13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Google Shape;126;p13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27;p13" presentation:style-name="Mpr22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30;p13" presentation:style-name="TITLE_5f_ONLY_5f_1_5f_1-title" draw:layer="backgroundobjects" svg:width="23.367cm" svg:height="2.031cm" svg:x="1.016cm" svg:y="2.208cm" presentation:class="title" presentation:placeholder="true" presentation:user-transformed="true">
        <draw:text-box/>
      </draw:frame>
      <draw:custom-shape draw:name="Google Shape;131;p13" draw:style-name="Mgr7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2;p13" presentation:style-name="TITLE_5f_ONLY_5f_1_5f_1-outline1" draw:layer="backgroundobjects" svg:width="7.391cm" svg:height="3.809cm" svg:x="1.317cm" svg:y="5.103cm" presentation:class="outline" presentation:placeholder="true" presentation:user-transformed="true">
        <draw:text-box/>
      </draw:frame>
      <draw:frame draw:name="Google Shape;133;p13" presentation:style-name="TITLE_5f_ONLY_5f_1_5f_1-outline1" draw:layer="backgroundobjects" svg:width="7.391cm" svg:height="3.809cm" svg:x="1.317cm" svg:y="9.168cm" presentation:class="outline" presentation:placeholder="true" presentation:user-transformed="true">
        <draw:text-box/>
      </draw:frame>
      <draw:custom-shape draw:name="Google Shape;134;p13" draw:style-name="Mgr6" draw:text-style-name="MP11" draw:layer="backgroundobjects" svg:width="11.032cm" svg:height="0.001cm" svg:x="13.043cm" svg:y="6.40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35;p13" draw:style-name="Mgr7" draw:text-style-name="MP11" draw:layer="backgroundobjects" svg:width="15.076cm" svg:height="0.001cm" svg:x="8.999cm" svg:y="6.40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6;p13" presentation:style-name="TITLE_5f_ONLY_5f_1_5f_1-outline1" draw:layer="backgroundobjects" svg:width="15.076cm" svg:height="1.371cm" svg:x="9.006cm" svg:y="6.663cm" presentation:class="outline" presentation:placeholder="true" presentation:user-transformed="true">
        <draw:text-box/>
      </draw:frame>
      <presentation:notes style:page-layout-name="PM2">
        <draw:page-thumbnail presentation:style-name="TITLE_5f_ONLY_5f_1_5f_1-title" draw:layer="backgroundobjects" svg:width="16.931cm" svg:height="9.524cm" svg:x="1.059cm" svg:y="1.93cm" presentation:class="page"/>
        <draw:frame presentation:style-name="TITLE_5f_ONLY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g draw:name="Google Shape;37;p7">
        <draw:custom-shape draw:name="Google Shape;38;p7" draw:style-name="Mgr8" draw:text-style-name="MP10" draw:layer="layout" svg:width="23.897cm" svg:height="12.581cm" svg:x="0.486cm" svg:y="0.697cm">
          <text:p/>
          <draw:enhanced-geometry draw:mirror-horizontal="true" draw:mirror-vertical="false" draw:text-areas="?f11 ?f11 ?f12 ?f13" svg:viewBox="0 0 0 0" draw:type="ooxml-snip2DiagRect" draw:modifiers="0 20836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g draw:name="Google Shape;39;p7">
          <draw:custom-shape draw:name="Google Shape;40;p7" draw:style-name="Mgr3" draw:text-style-name="MP5" draw:layer="layout" svg:width="3.957cm" svg:height="3.455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;p7" draw:style-name="Mgr3" draw:text-style-name="MP5" draw:layer="layout" svg:width="25.399cm" svg:height="1.009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;p7" draw:style-name="Mgr3" draw:text-style-name="MP5" draw:layer="layout" svg:width="14.249cm" svg:height="1.009cm" draw:transform="rotate (-1.5707963267949) translate (1.01cm 0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43;p7" presentation:style-name="Mpr25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46;p7" presentation:style-name="TITLE_5f_AND_5f_BODY-title" draw:layer="backgroundobjects" svg:width="23.113cm" svg:height="7.365cm" svg:x="0.645cm" svg:y="5.86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custom-shape draw:name="Google Shape;146;p15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0 ?f4 ?f5 ?f9" svg:viewBox="0 0 0 0" draw:type="ooxml-snip1Rect" draw:modifiers="20751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Google Shape;147;p15" draw:style-name="Mgr6" draw:text-style-name="MP11" draw:layer="backgroundobjects" svg:width="22.75cm" svg:height="0.001cm" svg:x="1.33cm" svg:y="6.40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48;p15" draw:style-name="Mgr6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49;p15" draw:style-name="Mgr6" draw:text-style-name="MP11" draw:layer="backgroundobjects" svg:width="22.75cm" svg:height="0.001cm" svg:x="1.331cm" svg:y="8.11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0;p15" draw:style-name="Mgr6" draw:text-style-name="MP11" draw:layer="backgroundobjects" svg:width="22.75cm" svg:height="0.001cm" svg:x="1.331cm" svg:y="9.8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1;p15" draw:style-name="Mgr6" draw:text-style-name="MP11" draw:layer="backgroundobjects" svg:width="22.75cm" svg:height="0.001cm" svg:x="1.331cm" svg:y="11.52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4;p15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55;p15" presentation:style-name="Mpr28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56;p15" presentation:style-name="ONE_5f_COLUMN_5f_TEXT_5f_1-title" draw:layer="backgroundobjects" svg:width="23.367cm" svg:height="2.031cm" svg:x="1.016cm" svg:y="2.208cm" presentation:class="title" presentation:placeholder="true" presentation:user-transformed="true">
        <draw:text-box/>
      </draw:frame>
      <draw:custom-shape draw:name="Google Shape;157;p15" draw:style-name="Mgr6" draw:text-style-name="MP11" draw:layer="backgroundobjects" svg:width="22.75cm" svg:height="0.001cm" svg:x="1.325cm" svg:y="4.70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8;p15" presentation:style-name="ONE_5f_COLUMN_5f_TEXT_5f_1-outline1" draw:layer="backgroundobjects" svg:width="11.417cm" svg:height="1.705cm" svg:x="12.863cm" svg:y="4.703cm" presentation:class="outline" presentation:placeholder="true" presentation:user-transformed="true">
        <draw:text-box/>
      </draw:frame>
      <draw:frame draw:name="Google Shape;159;p15" presentation:style-name="ONE_5f_COLUMN_5f_TEXT_5f_1-outline1" draw:layer="backgroundobjects" svg:width="11.417cm" svg:height="1.705cm" svg:x="12.863cm" svg:y="6.409cm" presentation:class="outline" presentation:placeholder="true" presentation:user-transformed="true">
        <draw:text-box/>
      </draw:frame>
      <draw:frame draw:name="Google Shape;160;p15" presentation:style-name="ONE_5f_COLUMN_5f_TEXT_5f_1-outline1" draw:layer="backgroundobjects" svg:width="11.417cm" svg:height="1.705cm" svg:x="12.863cm" svg:y="8.115cm" presentation:class="outline" presentation:placeholder="true" presentation:user-transformed="true">
        <draw:text-box/>
      </draw:frame>
      <draw:frame draw:name="Google Shape;161;p15" presentation:style-name="ONE_5f_COLUMN_5f_TEXT_5f_1-outline1" draw:layer="backgroundobjects" svg:width="11.417cm" svg:height="1.705cm" svg:x="12.863cm" svg:y="9.82cm" presentation:class="outline" presentation:placeholder="true" presentation:user-transformed="true">
        <draw:text-box/>
      </draw:frame>
      <draw:frame draw:name="Google Shape;162;p15" presentation:style-name="ONE_5f_COLUMN_5f_TEXT_5f_1-outline1" draw:layer="backgroundobjects" svg:width="11.417cm" svg:height="1.705cm" svg:x="12.863cm" svg:y="11.526cm" presentation:class="outline" presentation:placeholder="true" presentation:user-transformed="true">
        <draw:text-box/>
      </draw:frame>
      <draw:frame draw:name="Google Shape;163;p15" presentation:style-name="ONE_5f_COLUMN_5f_TEXT_5f_1-outline1" draw:layer="backgroundobjects" svg:width="11.761cm" svg:height="1.705cm" svg:x="1.101cm" svg:y="6.409cm" presentation:class="outline" presentation:placeholder="true" presentation:user-transformed="true">
        <draw:text-box/>
      </draw:frame>
      <draw:frame draw:name="Google Shape;164;p15" presentation:style-name="ONE_5f_COLUMN_5f_TEXT_5f_1-outline1" draw:layer="backgroundobjects" svg:width="11.761cm" svg:height="1.705cm" svg:x="1.101cm" svg:y="8.115cm" presentation:class="outline" presentation:placeholder="true" presentation:user-transformed="true">
        <draw:text-box/>
      </draw:frame>
      <draw:frame draw:name="Google Shape;165;p15" presentation:style-name="ONE_5f_COLUMN_5f_TEXT_5f_1-outline1" draw:layer="backgroundobjects" svg:width="11.761cm" svg:height="1.705cm" svg:x="1.101cm" svg:y="9.82cm" presentation:class="outline" presentation:placeholder="true" presentation:user-transformed="true">
        <draw:text-box/>
      </draw:frame>
      <draw:frame draw:name="Google Shape;166;p15" presentation:style-name="ONE_5f_COLUMN_5f_TEXT_5f_1-outline1" draw:layer="backgroundobjects" svg:width="11.761cm" svg:height="1.705cm" svg:x="1.101cm" svg:y="11.526cm" presentation:class="outline" presentation:placeholder="true" presentation:user-transformed="true">
        <draw:text-box/>
      </draw:frame>
      <draw:frame draw:name="Google Shape;167;p15" presentation:style-name="ONE_5f_COLUMN_5f_TEXT_5f_1-outline1" draw:layer="backgroundobjects" svg:width="11.761cm" svg:height="1.705cm" svg:x="1.101cm" svg:y="4.703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1-title" draw:layer="backgroundobjects" svg:width="16.931cm" svg:height="9.524cm" svg:x="1.059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139;p14" draw:style-name="Mgr5" draw:text-style-name="MP10" draw:layer="backgroundobjects" svg:width="23.368cm" svg:height="12.267cm" svg:x="1.015cm" svg:y="1.01cm">
        <text:p/>
        <draw:enhanced-geometry draw:mirror-horizontal="false" draw:mirror-vertical="false" draw:text-areas="?f11 ?f11 ?f12 ?f13" svg:viewBox="0 0 0 0" draw:type="ooxml-snip2DiagRect" draw:modifiers="0 20836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Google Shape;142;p14" draw:style-name="Mgr3" draw:text-style-name="MP5" draw:layer="backgroundobjects" svg:width="2.11cm" svg:height="2.147cm" draw:transform="rotate (-3.14159265358979) translate (24.385cm 3.15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43;p14" presentation:style-name="Mpr31" draw:text-style-name="MP9" draw:layer="backgroundobjects" svg:width="1.904cm" svg:height="0.913cm" svg:x="22.268cm" svg:y="1.0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44;p14" presentation:style-name="ONE_5f_COLUMN_5f_TEXT-outline1" draw:layer="backgroundobjects" svg:width="23.367cm" svg:height="3.809cm" svg:x="1.016cm" svg:y="2.208cm" presentation:class="outline" presentation:placeholder="true" presentation:user-transformed="true">
        <draw:text-box/>
      </draw:frame>
      <draw:frame presentation:style-name="ONE_5f_COLUMN_5f_TEXT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9"/>
    <meta:generator>LibreOfficeDev/6.0.5.2$Linux_X86_64 LibreOffice_project/</meta:generator>
  </office:meta>
</office:document-meta>
</file>